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w</mi>
            <mo stretchy="false">̄</mo>
          </mover>
        </mrow>
        <mtext>e</mtext>
      </msub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=</mo>
        <mi/>
      </mrow>
      <mfrac>
        <mn>1</mn>
        <mn>4</mn>
      </mfrac>
      <mtext>Re</mtext>
      <mi/>
      <mfenced open="(" close=")">
        <mrow>
          <msub>
            <mrow>
              <mover accent="true">
                <mstyle mathvariant="bold">
                  <mrow>
                    <mi>E</mi>
                  </mrow>
                </mstyle>
                <mo stretchy="false">̂</mo>
              </mover>
            </mrow>
            <mn>0</mn>
          </msub>
          <mrow>
            <mi/>
            <mo stretchy="false">⋅</mo>
            <mi/>
          </mrow>
          <msubsup>
            <mrow>
              <mover accent="true">
                <mstyle mathvariant="bold">
                  <mrow>
                    <mi>D</mi>
                  </mrow>
                </mstyle>
                <mo stretchy="false">̂</mo>
              </mover>
            </mrow>
            <mn>0</mn>
            <mrow>
              <mrow>
                <mphantom>
                  <mstyle>
                    <mrow>
                      <mn>.</mn>
                    </mrow>
                  </mstyle>
                </mphantom>
                <mo stretchy="false">∗</mo>
                <mphantom>
                  <mstyle>
                    <mrow>
                      <mn>.</mn>
                    </mrow>
                  </mstyle>
                </mphantom>
              </mrow>
            </mrow>
          </msubsup>
        </mrow>
      </mfenced>
      <mrow>
        <mi/>
        <mo stretchy="false">=</mo>
        <mi/>
      </mrow>
      <mfrac>
        <mn>1</mn>
        <mn>4</mn>
      </mfrac>
      <msub>
        <mo stretchy="false">ϵ</mo>
        <mtext>r</mtext>
      </msub>
      <msub>
        <mo stretchy="false">ϵ</mo>
        <mn>0</mn>
      </msub>
      <msup>
        <mrow>
          <mo stretchy="false">∣</mo>
          <mrow>
            <msub>
              <mrow>
                <mstyle mathvariant="bold">
                  <mrow>
                    <mi>E</mi>
                  </mrow>
                </mstyle>
              </mrow>
              <mn>0</mn>
            </msub>
          </mrow>
          <mo stretchy="false">∣</mo>
        </mrow>
        <mn>2</mn>
      </msup>
    </mrow>
    <annotation encoding="StarMath 5.0">{bar w}_"e" (bold r , t) `=` 1 over 4 "Re" ` left ( {hat bold E}_0 `cdot` {hat bold D}_0^{phantom . * phantom .} right ) `=` 1 over 4 %iepsilon_"r" %epsilon_0 lline {bold E}_0 rline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21:08:41.545000000</meta:creation-date>
    <meta:generator>LibreOffice/4.1.4.2$Windows_x86 LibreOffice_project/0a0440ccc0227ad9829de5f46be37cfb6edcf72</meta:generator>
  </office:meta>
</office:document-meta>
</file>